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587D2C4D297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7.94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4.2cm" svg:height="2.845cm" svg:x="1.3cm" svg:y="1.178cm" presentation:class="title" presentation:user-transformed="true">
          <draw:text-box>
            <text:p>Universal references and Move semantics</text:p>
          </draw:text-box>
        </draw:frame>
        <draw:frame draw:style-name="gr1" draw:text-style-name="P1" draw:layer="layout" svg:width="12.8cm" svg:height="14.377cm" svg:x="7.4cm" svg:y="4.023cm">
          <draw:image xlink:href="Pictures/10000201000003E800000587D2C4D297.png" xlink:type="simple" xlink:show="embed" xlink:actuate="onLoad">
            <text:p/>
          </draw:image>
        </draw:frame>
        <draw:frame presentation:style-name="pr2" draw:layer="layout" svg:width="25.2cm" svg:height="17.94cm" svg:x="1.4cm" svg:y="2.8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Krishna Kumar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Copy constructor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References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5-02-01T09:39:36.776182573</meta:creation-date>
    <dc:date>2015-02-14T15:32:27.989587329</dc:date>
    <dc:creator>Krishna Kumar</dc:creator>
    <meta:editing-duration>PT6H17M28S</meta:editing-duration>
    <meta:editing-cycles>88</meta:editing-cycles>
    <meta:generator>LibreOffice/4.3.5.2.0$Linux_X86_64 LibreOffice_project/430$Build-2</meta:generator>
    <meta:document-statistic meta:object-count="46"/>
  </office:meta>
</office:document-meta>
</file>